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padding="0.049cm" fo:border="0.06pt solid #d9d9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tant que créateur de "MMA Actuality", mes attentes pour ce site sont ambitieuses et guidées par une passion profonde pour les arts martiaux mixtes (MMA). Je vise à faire de "MMA Actuality" la référence incontestée dans le domaine, devenant ainsi la plateforme de prédilection pour tous les amateurs et passionnés de MMA.</text:p>
      <text:p text:style-name="P1">Mon objectif principal est de fournir une expérience exceptionnelle aux utilisateurs, en comblant le fossé entre la simple information et une compréhension approfondie du monde du MMA. Je m'attends à ce que le site devienne une source incontournable pour les scores en direct, les statistiques détaillées, les informations sur les catégories de poids, les résumés captivants des combats, et un contexte riche pour chaque événement.</text:p>
      <text:p text:style-name="P1">Je souhaite créer une communauté en ligne engagée, où les amateurs de MMA peuvent se rassembler pour partager leur passion, discuter des événements récents, et approfondir leur compréhension du sport. J'espère également établir des partenariats avec des experts du domaine, des combattants renommés, et d'autres acteurs clés pour enrichir davantage le contenu proposé sur le site.</text:p>
      <text:p text:style-name="P1">En termes de résultats attendus, je vise à attirer une base d'utilisateurs fidèles et en croissance constante. La notoriété de "MMA Actuality" devrait s'étendre au-delà de la simple actualité, devenant une ressource incontournable pour les amateurs de MMA du monde entier. Je souhaite également générer des revenus durables grâce à des partenariats, la publicité et d'autres opportunités de monétisation, assurant ainsi la pérennité du projet.</text:p>
      <text:p text:style-name="P1">En résumé, mes attentes pour "MMA Actuality" sont élevées. Je m'efforce de créer une plateforme exceptionnelle, tant sur le plan de l'information que de l'expérience utilisateur, afin de devenir une référence majeure dans le domaine des arts martiaux mixt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6T11:41:29.310000000</meta:creation-date>
    <dc:date>2024-01-16T11:42:06.007000000</dc:date>
    <meta:editing-duration>PT36S</meta:editing-duration>
    <meta:editing-cycles>1</meta:editing-cycles>
    <meta:document-statistic meta:table-count="0" meta:image-count="0" meta:object-count="0" meta:page-count="1" meta:paragraph-count="5" meta:word-count="278" meta:character-count="1835" meta:non-whitespace-character-count="1562"/>
    <meta:generator>LibreOffice/7.5.3.2$Windows_X86_64 LibreOffice_project/9f56dff12ba03b9acd7730a5a481eea045e468f3</meta:generator>
  </office:meta>
</office:document-meta>
</file>